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éveloppement Informatique : Compte Rendu 9/04 16h</text:p>
      <text:p text:style-name="Standard"/>
      <text:p text:style-name="Standard"/>
      <text:p text:style-name="Standard"><text:span text:style-name="T1">Editeur Graphique</text:span>  : LUXE, « PROJET TRES ABOUTIT »</text:p>
      <text:list xml:id="list5409907294875895222" text:style-name="L1">
        <text:list-item>
          <text:p text:style-name="P3">Déplacer des objets, générer les coordonnées, placer une image de l'objet, placer le polygone (définie dans la classe en question) …</text:p>
        </text:list-item>
        <text:list-item>
          <text:p text:style-name="P3">Possibilité de mettre plus de 2 flippers, bandes de rebond, tunnel (balle entre dans un trou et ressort ailleurs, en sortie du tunnel balle sort avec une nouvelle vitesse) ou pont (balle monte au dessus du plan normal et parcourt le pont et redescend ailleurs)</text:p>
        </text:list-item>
      </text:list>
      <text:list xml:id="list5343476886885973145" text:style-name="L2">
        <text:list-item>
          <text:p text:style-name="P4">Penser au décor/scénario du flipper type « Aventure », Partie purement décorative/finition, Création graphique, Rendre la démo « Belle »</text:p>
        </text:list-item>
      </text:list>
      <text:p text:style-name="Standard"/>
      <text:p text:style-name="P1">Initialisation map :</text:p>
      <text:p text:style-name="Standard"><text:span text:style-name="T2">Fait </text:span>: 3 fichiers textes correspondant à chaque niveau. Programme lit le fichier correspondant au choix du niveau par le joueur. Au début de chaque ligne se trouve une lettre pour un obstacle (C pour Champignon, M pour mur, …) puis des coordonnées, l'énergie repoussant la balle, le programme crée l'obstacle et l'ajoute dans une liste d'obstacle qu'il parcourt plus tard dans le code pour placer tous les obstacles.</text:p>
      <text:p text:style-name="Standard"/>
      <text:p text:style-name="P1">Développement collision : </text:p>
      <text:p text:style-name="Standard"><text:span text:style-name="T2">Fait </text:span>: Amélioration des collisions, angles d'entrée améliorés par rapport à la normal</text:p>
      <text:p text:style-name="Standard"><text:span text:style-name="T2">En cours </text:span>: Collision des battants avec la balle </text:p>
      <text:p text:style-name="Standard"/>
      <text:p text:style-name="P1">Gestion des scores et classements : </text:p>
      <text:p text:style-name="Standard"><text:span text:style-name="T2">En cours : </text:span>Fichier texte comportant 5 pseudo et meilleurs scores. </text:p>
      <text:p text:style-name="Standard">Faire un package bien délimitée avec une interface facile à utiliser pour que le jeu puisse se servir de cette contribution.</text:p>
      <text:p text:style-name="Standard"/>
      <text:p text:style-name="Standard"/>
      <text:p text:style-name="P1">A faire :</text:p>
      <text:list xml:id="list5514846402480217572" text:style-name="L3">
        <text:list-item>
          <text:p text:style-name="P7">Cible : abattre toutes les cibles rouges pour gagner un bonus, toucher des cibles jaunes. Ex : Taper un champignon qui ne fallait pas et toutes les cibles sont reset, se remettent à 0</text:p>
        </text:list-item>
        <text:list-item>
          <text:p text:style-name="P7">Suivi de trajectoire dans les bords, cas tangent ? Début du jeu, la balle suit la trajectoire du bord plusieurs types de bords : bord lisse où balle ne fait que suivre, couloir, </text:p>
        </text:list-item>
        <text:list-item>
          <text:p text:style-name="P7">Score : Simpliste : 1 champignon = 30 points, Mieux : Si vous avez abattu toutes les cibles rouges, champignons multiplicateurs par 5 pendant 30 secondes.</text:p>
        </text:list-item>
        <text:list-item>
          <text:p text:style-name="P6">Intégrer les parties ensembles :</text:p>
        </text:list-item>
      </text:list>
      <text:p text:style-name="Standard"><text:tab/>Désigner un responsable de l'intégration. Façon que l'intégrateur en chef puisse récupérer <text:tab/>tous les codes et faire des sessions d'intégration pour que toutes les parties puissent <text:tab/>fonctionner ensemble.</text:p>
      <text:p text:style-name="Standard"><text:tab/>Faire des package java séparés faciles à intégrer.</text:p>
      <text:p text:style-name="Standard"/>
      <text:p text:style-name="Standard">Au fur et à mesure d'ajouts, de construction informatique, ne pas oublier de l'ajouter dans le <text:tab/></text:p>
      <text:p text:style-name="Standard">Livrable au niveau des spécifications techniques (schéma, …). </text:p>
      <text:p text:style-name="Standard"/>
      <text:p text:style-name="P1">Pour la semaine prochaine : </text:p>
      <text:p text:style-name="Standard">Voir des choses intégrées. Lui montrer une démo simple (champignon, battant). Faire un premier essai d'intégration avec les éléments que l'on possède. </text:p>
      <text:p text:style-name="Standard"/>
      <text:p text:style-name="Standard">RDV jeudi 16/04 17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Tcholakian</meta:initial-creator>
    <meta:creation-date>2020-04-09T16:03:50</meta:creation-date>
    <dc:date>2020-04-09T17:18:29</dc:date>
    <dc:creator>Marie Tcholakian</dc:creator>
    <meta:editing-duration>PT54M13S</meta:editing-duration>
    <meta:editing-cycles>4</meta:editing-cycles>
    <meta:generator>OpenOffice/4.1.7$Unix OpenOffice.org_project/417m1$Build-9800</meta:generator>
    <meta:document-statistic meta:table-count="0" meta:image-count="0" meta:object-count="0" meta:page-count="1" meta:paragraph-count="25" meta:word-count="436" meta:character-count="2622"/>
  </office:meta>
</office:document-meta>
</file>